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Маніфест ІнІн: Шлях до майбутнього</text:h>
      <text:p text:style-name="Text_20_body"><text:span text:style-name="Strong_20_Emphasis">Передмова</text:span> ІнІн – це не просто компанія, не просто ідея. Це система, що виходить за межі традиційних уявлень про бізнес, технології та суспільство. Це механізм, який втілює нову парадигму взаємодії між людиною, технологіями та майбутнім.</text:p>
      <text:h text:style-name="Heading_20_3" text:outline-level="3">1. Основна місія ІнІн</text:h>
      <text:p text:style-name="Text_20_body">ІнІн створюється для глобальних змін у підходах до виробництва, технологій та інтеграції інтелектуальних систем у повсякденне життя. В основі проєкту – ідея децентралізації як ключового принципу функціонування майбутнього світу. Наша мета:</text:p>
      <text:list text:style-name="L1">
        <text:list-item>
          <text:p text:style-name="P1">Надати людям можливість створювати і користуватися технологіями без зайвих бар'єрів.</text:p>
        </text:list-item>
        <text:list-item>
          <text:p text:style-name="P1">Запустити саморозвиваючу екосистему, де кожен учасник є одночасно і творцем, і користувачем.</text:p>
        </text:list-item>
        <text:list-item>
          <text:p text:style-name="P1">Інтегрувати штучний інтелект не просто як інструмент, а як частину системи прийняття рішень.</text:p>
        </text:list-item>
        <text:list-item>
          <text:p text:style-name="P1">Створити фізичну та цифрову інфраструктуру для автономного виробництва, розподілу ресурсів та самовдосконалення суспільства.</text:p>
        </text:list-item>
      </text:list>
      <text:h text:style-name="Heading_20_3" text:outline-level="3">2. Децентралізація як фундамент</text:h>
      <text:p text:style-name="Text_20_body">Ми використовуємо принцип <text:span text:style-name="Strong_20_Emphasis">децентралізованої децентралізації</text:span> – кожен елемент системи самостійний, але водночас взаємопов’язаний із загальною структурою. Це стосується як технологічної бази, так і управлінських рішень.</text:p>
      <text:h text:style-name="Heading_20_3" text:outline-level="3">3. ІнІн як інструмент еволюції</text:h>
      <text:p text:style-name="Text_20_body">Цей проєкт є не просто бізнесом чи платформою. Це система, що адаптується, навчається та розвивається разом зі своїми користувачами. Це живий організм, який:</text:p>
      <text:list text:style-name="L2">
        <text:list-item>
          <text:p text:style-name="P2">Виявляє найкращі рішення через аналіз даних і поведінки користувачів.</text:p>
        </text:list-item>
        <text:list-item>
          <text:p text:style-name="P2">Оптимізує ресурси та процеси через штучний інтелект.</text:p>
        </text:list-item>
        <text:list-item>
          <text:p text:style-name="P2">Підлаштовується під регіональні, культурні та соціальні особливості.</text:p>
        </text:list-item>
      </text:list>
      <text:h text:style-name="Heading_20_3" text:outline-level="3">4. Ключові технологічні напрямки</text:h>
      <text:list text:style-name="L3">
        <text:list-item>
          <text:p text:style-name="P3"><text:span text:style-name="Strong_20_Emphasis">Автоматизоване виробництво та 3D-друк</text:span> – створення автономних виробничих осередків, які можуть адаптуватися до локальних потреб.</text:p>
        </text:list-item>
        <text:list-item>
          <text:p text:style-name="P3"><text:span text:style-name="Strong_20_Emphasis">Штучний інтелект як управлінська одиниця</text:span> – розумні алгоритми, що працюють не як підлеглі, а як співтворці рішень.</text:p>
        </text:list-item>
        <text:list-item>
          <text:p text:style-name="P3"><text:span text:style-name="Strong_20_Emphasis">Децентралізовані фінансові системи</text:span> – розподілені фонди, автономне управління ресурсами, ліквідація зайвих бар’єрів у доступі до фінансів.</text:p>
        </text:list-item>
      </text:list>
      <text:h text:style-name="Heading_20_3" text:outline-level="3"><text:soft-page-break/>5. Етичні аспекти та філософія</text:h>
      <text:list text:style-name="L4">
        <text:list-item>
          <text:p text:style-name="P4">Людський фактор залишається ключовим – технології не замінюють людину, а розширюють її можливості.</text:p>
        </text:list-item>
        <text:list-item>
          <text:p text:style-name="P4">Відкрите джерело – ми виступаємо за відкриті дані, прозорі алгоритми та чесну взаємодію.</text:p>
        </text:list-item>
        <text:list-item>
          <text:p text:style-name="P4">Колективна еволюція – ми будуємо систему, яка змінюється разом з учасниками, дозволяючи кожному розвивати власний потенціал.</text:p>
        </text:list-item>
      </text:list>
      <text:h text:style-name="Heading_20_3" text:outline-level="3">6. Глобальний вплив</text:h>
      <text:p text:style-name="Text_20_body">Ми виходимо за межі традиційного бізнесу. ІнІн – це платформа для соціальних змін, технічного прориву та глобального розвитку. Це спосіб позбутися застарілих методів управління, економічних маніпуляцій та нерівності.</text:p>
      <text:h text:style-name="Heading_20_3" text:outline-level="3">7. Наступні кроки</text:h>
      <text:list text:style-name="L5">
        <text:list-item>
          <text:p text:style-name="P5"><text:span text:style-name="Strong_20_Emphasis">Запуск базової інфраструктури</text:span>: 3D-друк, автономне виробництво, штучний інтелект.</text:p>
        </text:list-item>
        <text:list-item>
          <text:p text:style-name="P5"><text:span text:style-name="Strong_20_Emphasis">Формування міжнародної спільноти</text:span>: від окремих регіональних представництв до глобального покриття.</text:p>
        </text:list-item>
        <text:list-item>
          <text:p text:style-name="P5"><text:span text:style-name="Strong_20_Emphasis">Інтеграція в соціум</text:span>: створення нових робочих місць, впровадження автоматизованих рішень у побут.</text:p>
        </text:list-item>
        <text:list-item>
          <text:p text:style-name="P5"><text:span text:style-name="Strong_20_Emphasis">Трансформація системи взаємодії</text:span>: розробка альтернативних моделей економіки, що працюють на благо суспільства.</text:p>
        </text:list-item>
      </text:list>
      <text:h text:style-name="Heading_20_3" text:outline-level="3">Висновок</text:h>
      <text:p text:style-name="Text_20_body">ІнІн – це не просто чергова компанія чи технологічний стартап. Це концепція, яка змінює спосіб мислення, ведення бізнесу та розвитку суспільства. Ми стоїмо на порозі нової епохи, і наш вибір – створювати майбутнє разом.</text:p>
      <text:p text:style-name="Text_20_body">Це тільки початок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2:18:09.264000000</meta:creation-date>
    <dc:date>2025-04-28T02:18:11.504000000</dc:date>
    <meta:editing-duration>PT2S</meta:editing-duration>
    <meta:editing-cycles>1</meta:editing-cycles>
    <meta:document-statistic meta:table-count="0" meta:image-count="0" meta:object-count="0" meta:page-count="2" meta:paragraph-count="33" meta:word-count="421" meta:character-count="3190" meta:non-whitespace-character-count="2807"/>
    <meta:generator>LibreOffice/7.6.2.1$Windows_X86_64 LibreOffice_project/56f7684011345957bbf33a7ee678afaf4d2ba333</meta:generator>
  </office:meta>
</office:document-meta>
</file>